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/>
    </style:style>
    <style:style style:name="T1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ssignment I:<text:span text:style-name="Strong_20_Emphasis"><text:span text:style-name="Emphasis"> </text:span></text:span></text:h>
      <text:p text:style-name="Text_20_body"><text:line-break/><text:span text:style-name="Emphasis"><text:span text:style-name="Strong_20_Emphasis">TASK 1: </text:span></text:span><text:line-break/>Prove by applying the List Homomorphism Promotion Theorem(s)<text:line-break/>the following invariant, (see also lecture notes <text:a xlink:type="simple" xlink:href="https://absalon.itslearning.com/File/fs_folderfile.aspx?FolderFileID=3104056" text:style-name="Internet_20_link" text:visited-style-name="Visited_20_Internet_20_Link">L1-Trends-and-LH</text:a> for Hint).<text:line-break/><text:line-break/><text:span text:style-name="T1">(reduce myop e) . (map f) </text:span></text:p>
      <text:p text:style-name="Text_20_body">            <text:span text:style-name="T1">== </text:span></text:p>
      <text:p text:style-name="P1">(reduce myop e) . (map ( (reduce myop e) . (map f) ) ) . distr_p</text:p>
      <text:p text:style-name="Text_20_body"> </text:p>
      <text:p text:style-name="Text_20_body">distr_p  distributes the original list into a list of p sublists,<text:line-break/>         each sublist having about the same number of elements.<text:line-break/><text:span text:style-name="Emphasis"><text:span text:style-name="Strong_20_Emphasis">Hint</text:span></text:span>: you may start by composing the first term with<text:line-break/>         identity == (reduce (++) []) . distr_p<text:line-break/>         i.e.,  <text:span text:style-name="T1">(reduce myop e) . (map f) .  (reduce (++) []) . distr_p == ...</text:span></text:p>
      <text:p text:style-name="Text_20_body"> </text:p>
      <text:p text:style-name="Text_20_body"><text:span text:style-name="Emphasis"><text:span text:style-name="Strong_20_Emphasis">TASK 2: </text:span></text:span></text:p>
      <text:p text:style-name="Text_20_body">Implement the Longest Satisfying Segment Problem in file <text:span text:style-name="T1">LongestSatSegm.hs</text:span>, which can be found in archive <text:bookmark text:name="ctl00_ViewContent_Link"/><text:a xlink:type="simple" xlink:href="https://absalon.itslearning.com/Resource/Proxy/DownloadRedirect.ashx?LearningObjectId=4088548&amp;LearningObjectInstanceId=7696584" office:target-frame-name="_blank" xlink:show="new" text:style-name="Internet_20_link" text:visited-style-name="Visited_20_Internet_20_Link">pmph-haskell-lh-flattening.tar.gz</text:a>    attached in Absalon under<text:line-break/>TeachingMaterial/AdditionalMaterial/ListHom-Flattening/HaskellCode.<text:line-break/>See lecture notes  <text:a xlink:type="simple" xlink:href="https://absalon.itslearning.com/File/fs_folderfile.aspx?FolderFileID=3109123" text:style-name="Internet_20_link" text:visited-style-name="Visited_20_Internet_20_Link">L2-LH-Flattening</text:a> for more details and hints. <text:line-break/>You need to write about 4 lines of code after doing some thinking.</text:p>
      <text:p text:style-name="Text_20_body"> </text:p>
      <text:p text:style-name="Text_20_body"><text:span text:style-name="Emphasis"><text:span text:style-name="Strong_20_Emphasis">TASK 3 (I think this is by far the most difficult task of the assignment): </text:span></text:span></text:p>
      <text:p text:style-name="Text_20_body">Implement in provided file <text:span text:style-name="T1">PrimesQuicksort.hs</text:span> the function named <text:span text:style-name="T1">segmSpecialFilter</text:span>.<text:line-break/>The file can be found in archive <text:bookmark text:name="ctl00_ViewContent_Link2"/><text:a xlink:type="simple" xlink:href="https://absalon.itslearning.com/Resource/Proxy/DownloadRedirect.ashx?LearningObjectId=4088548&amp;LearningObjectInstanceId=7696584" office:target-frame-name="_blank" xlink:show="new" text:style-name="Internet_20_link" text:visited-style-name="Visited_20_Internet_20_Link">pmph-haskell-lh-flattening.tar.gz</text:a>    attached in Absalon under<text:line-break/>TeachingMaterial/AdditionalMaterial/ListHom-Flattening/HaskellCode.<text:line-break/> </text:p>
      <text:p text:style-name="P1">segmSpecialFilter :: (a-&gt;Bool) -&gt; [Int] -&gt; [a] -&gt; ([Int],[a])</text:p>
      <text:p text:style-name="Text_20_body">The function takes three arguments: (i) a predicate, (ii) a flag array indicating the segments of a 2-dim irregular array, and (iii) a flat array of values. The function is supposed to apply parFilter, discussed in lecture notes <text:a xlink:type="simple" xlink:href="https://absalon.itslearning.com/File/fs_folderfile.aspx?FolderFileID=3109123" text:style-name="Internet_20_link" text:visited-style-name="Visited_20_Internet_20_Link">L2-LH-Flattening</text:a> for more, to every segment of the array and to return<text:line-break/>a.) a new array of flags and<text:line-break/>b.) a new data array in which the elements of each (original) segment are permuted accordingly<text:line-break/><text:soft-page-break/>         (inside that segment).<text:line-break/><text:line-break/>For example:<text:line-break/><text:span text:style-name="T1">segmSpecialFilter odd [3,0,0,2,0] [4,2,3,2,1]</text:span></text:p>
      <text:p text:style-name="Text_20_body">1.  <text:span text:style-name="T1">odd</text:span> is the Haskell function that returns true for an odd integer and false for an even integer.<text:line-break/>2. <text:span text:style-name="T1">[3,0,0,2,0] </text:span>is the flag array. It indicates the 2-dim array has two segments: the first segment has 3 elements and the second one has 2 elements<text:line-break/>3.  <text:span text:style-name="T1">[4,2,3,2,1]</text:span>is the flat data array. Using the flag array we can deduce that the elements of the first segment are <text:span text:style-name="T1">[4,2,3] </text:span>and of the second segment are <text:span text:style-name="T1">[2,1]</text:span>.<text:line-break/><text:line-break/>Filtering the first segment <text:span text:style-name="T1">[4,2,3]</text:span> should result in two segments: the first of size <text:span text:style-name="T1">1</text:span> (one odd element: <text:span text:style-name="T1">3</text:span>) and the second of size <text:span text:style-name="T1">2</text:span> (two even numbers: <text:span text:style-name="T1">4</text:span> and <text:span text:style-name="T1">2</text:span>). Hence the resulting flag array should be <text:span text:style-name="T1">[1,2,0]</text:span> and the data array should be <text:span text:style-name="T1">[3,4,2]</text:span>, i.e., first the odd number than the even numbers in the same order as in the original.<text:line-break/><text:line-break/>Filtering the second segment <text:span text:style-name="T1">[2,1]</text:span> should result in two segments, both of size <text:span text:style-name="T1">1</text:span>. Hence the resulting flag array should be <text:span text:style-name="T1">[1,1]</text:span> and the data array should be <text:span text:style-name="T1">[1,2]</text:span>, i.e., first the odd number than the even number.<text:line-break/><text:line-break/>Hence the result should be (by concatenating the result of the two segments):<text:line-break/>a.) flag array:   <text:span text:style-name="T1">[1, 2, 0, 1, 1] </text:span><text:line-break/>b.) data array:  <text:span text:style-name="T1">[3, 4, 2, 1, 2]</text:span><text:line-break/> </text:p>
      <text:p text:style-name="Text_20_body"> </text:p>
      <text:p text:style-name="Text_20_body"><text:span text:style-name="Emphasis"><text:span text:style-name="Strong_20_Emphasis">TASK 4: </text:span></text:span></text:p>
      <text:p text:style-name="Text_20_body"><text:span text:style-name="Strong_20_Emphasis">CUDA exercise (see lab notes: </text:span><text:a xlink:type="simple" xlink:href="https://absalon.itslearning.com/File/fs_folderfile.aspx?FolderFileID=3109126" text:style-name="Internet_20_link" text:visited-style-name="Visited_20_Internet_20_Link">Lab1-Simple-Cuda-Program</text:a><text:span text:style-name="Strong_20_Emphasis">)</text:span></text:p>
      <text:p text:style-name="Text_20_body">Write a CUDA program with two functions that both map the function <text:span text:style-name="T1">(x/(x-2.3))^3</text:span> to the array <text:span text:style-name="T1">[1,...,753411]</text:span>, i.e., of size <text:span text:style-name="T1">753411</text:span>. The first function should implement a serial map performed on the CPU; the second function should implement a parallel map in CUDA performed on the GPU.   Check that the result on CPU is equal to the result on GPU, and print a VALID or INVALID message. Also print the runtime taken by the sequential and cuda implementation.<text:line-break/><text:line-break/>Submit a zip-file containing a directory with a the code and a Makefile so its possible to compile by typing "make compile" and to run by typing "make run".Measure the time taken for both functions and write a max 5 line explanation why one is better than the other.  <text:line-break/>(Play with the size of the array and find out whether there is a sweetpoint, i.e., when the GPU starts being faster than the CPU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7:20:00.260275229</meta:creation-date>
    <meta:print-date>2015-09-04T07:21:42.690534284</meta:print-date>
    <dc:date>2015-09-04T07:29:50.393937403</dc:date>
    <meta:editing-duration>PT9M50S</meta:editing-duration>
    <meta:editing-cycles>1</meta:editing-cycles>
    <meta:document-statistic meta:table-count="0" meta:image-count="0" meta:object-count="0" meta:page-count="2" meta:paragraph-count="19" meta:word-count="635" meta:character-count="3887" meta:non-whitespace-character-count="3176"/>
    <meta:generator>LibreOffice/4.4.2.2$Linux_X86_64 LibreOffice_project/40m0$Build-2</meta:generator>
  </office:meta>
</office:document-meta>
</file>